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0.789cm" fo:min-width="0.661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788cm" fo:min-width="0.659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9cm" fo:min-width="0.658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791cm" fo:min-width="0.6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41cm" svg:height="1.469cm" svg:x="6.432cm" svg:y="1.823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39cm" svg:height="1.468cm" svg:x="2.087cm" svg:y="5.202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36cm" svg:height="1.47cm" svg:x="6.583cm" svg:y="5.109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8cm" svg:height="1.471cm" svg:x="3.953cm" svg:y="7.043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41cm" svg:height="1.469cm" svg:x="1.832cm" svg:y="2.023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41cm" svg:height="1.469cm" svg:x="14.833cm" svg:y="1.723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39cm" svg:height="1.468cm" svg:x="10.488cm" svg:y="5.102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36cm" svg:height="1.47cm" svg:x="14.984cm" svg:y="5.009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8cm" svg:height="1.471cm" svg:x="15.054cm" svg:y="7.943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41cm" svg:height="1.469cm" svg:x="10.233cm" svg:y="1.923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8cm" svg:height="1.471cm" svg:x="8.455cm" svg:y="8.843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413cm" svg:y1="2.651cm" svg:x2="6.842cm" svg:y2="2.651cm">
          <text:p/>
        </draw:line>
        <draw:line draw:style-name="gr5" draw:text-style-name="P4" draw:layer="layout" svg:x1="2.651cm" svg:y1="3.54cm" svg:x2="2.778cm" svg:y2="5.445cm">
          <text:p/>
        </draw:line>
        <draw:line draw:style-name="gr5" draw:text-style-name="P4" draw:layer="layout" svg:x1="3.159cm" svg:y1="3.286cm" svg:x2="6.969cm" svg:y2="5.445cm">
          <text:p/>
        </draw:line>
        <draw:line draw:style-name="gr5" draw:text-style-name="P4" draw:layer="layout" svg:x1="6.842cm" svg:y1="6.334cm" svg:x2="5.318cm" svg:y2="7.604cm">
          <text:p/>
        </draw:line>
        <draw:line draw:style-name="gr5" draw:text-style-name="P4" draw:layer="layout" svg:x1="3.286cm" svg:y1="6.461cm" svg:x2="4.429cm" svg:y2="7.35cm">
          <text:p/>
        </draw:line>
        <draw:line draw:style-name="gr5" draw:text-style-name="P4" draw:layer="layout" svg:x1="11.668cm" svg:y1="3.286cm" svg:x2="15.478cm" svg:y2="8.239cm">
          <text:p/>
        </draw:line>
        <draw:line draw:style-name="gr5" draw:text-style-name="P4" draw:layer="layout" svg:x1="15.097cm" svg:y1="2.905cm" svg:x2="11.922cm" svg:y2="5.699cm">
          <text:p/>
        </draw:line>
        <draw:line draw:style-name="gr5" draw:text-style-name="P4" draw:layer="layout" svg:x1="15.605cm" svg:y1="3.159cm" svg:x2="15.732cm" svg:y2="5.191cm">
          <text:p/>
        </draw:line>
        <draw:line draw:style-name="gr5" draw:text-style-name="P4" draw:layer="layout" svg:x1="15.732cm" svg:y1="6.334cm" svg:x2="15.859cm" svg:y2="8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1T14:06:04.100626163</meta:creation-date>
    <dc:date>2021-08-21T14:13:56.972499252</dc:date>
    <meta:editing-duration>PT7M51S</meta:editing-duration>
    <meta:editing-cycles>4</meta:editing-cycles>
    <meta:generator>LibreOffice/6.0.7.3$Linux_X86_64 LibreOffice_project/00m0$Build-3</meta:generator>
    <meta:document-statistic meta:object-count="20"/>
  </office:meta>
</office:document-meta>
</file>